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0f9f7d" officeooo:paragraph-rsid="000f9f7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officeooo:rsid="0049b5d7" officeooo:paragraph-rsid="000f9f7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f9f7d" officeooo:paragraph-rsid="000f9f7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49b5d7" officeooo:paragraph-rsid="0049b5d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5b6fd" officeooo:paragraph-rsid="0022cb0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106720" officeooo:paragraph-rsid="000f9f7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53eb2f" officeooo:paragraph-rsid="002c6e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officeooo:rsid="0051e9d7" officeooo:paragraph-rsid="0051e9d7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0f9f7d" officeooo:paragraph-rsid="000f9f7d"/>
    </style:style>
    <style:style style:name="P10" style:family="paragraph" style:parent-style-name="Standard">
      <style:paragraph-properties fo:text-align="justify" style:justify-single-word="false"/>
      <style:text-properties officeooo:rsid="0053eb2f" officeooo:paragraph-rsid="0053eb2f"/>
    </style:style>
    <style:style style:name="P1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26210b" officeooo:paragraph-rsid="0026210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26210b" officeooo:paragraph-rsid="0022cb0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30f915" officeooo:paragraph-rsid="0030f91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30f915" officeooo:paragraph-rsid="00658b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154318" officeooo:paragraph-rsid="0015197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3eb2f" officeooo:paragraph-rsid="0015197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063e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5af81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5d6f3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8b4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65ea2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7879b" officeooo:paragraph-rsid="0030f91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93215" officeooo:paragraph-rsid="00332c0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6063e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aee26" officeooo:paragraph-rsid="0059321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3f7e4" officeooo:paragraph-rsid="00648d0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48d08" officeooo:paragraph-rsid="00648d0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063e8" officeooo:paragraph-rsid="006063e8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d6f39" officeooo:paragraph-rsid="005d6f3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5d6f39" officeooo:paragraph-rsid="005eb29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5ea29" officeooo:paragraph-rsid="0065ea2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b6498" officeooo:paragraph-rsid="002461ef"/>
    </style:style>
    <style:style style:name="P3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593215"/>
    </style:style>
    <style:style style:name="P3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5af816"/>
    </style:style>
    <style:style style:name="P3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6063e8"/>
    </style:style>
    <style:style style:name="P3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5d6f39"/>
    </style:style>
    <style:style style:name="P3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paragraph-rsid="0065ea29"/>
    </style:style>
    <style:style style:name="P3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5eb29a" officeooo:paragraph-rsid="005eb29a"/>
    </style:style>
    <style:style style:name="P3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3edb5" officeooo:paragraph-rsid="005eb29a"/>
    </style:style>
    <style:style style:name="P4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officeooo:rsid="0043edb5" officeooo:paragraph-rsid="0065ea29"/>
    </style:style>
    <style:style style:name="P4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53eb2f" officeooo:paragraph-rsid="0053eb2f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normal" officeooo:rsid="00672d37" officeooo:paragraph-rsid="00672d3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" fo:font-size="12pt" fo:font-weight="normal" officeooo:rsid="00648d08" officeooo:paragraph-rsid="00648d08" style:font-size-asian="10.5pt" style:font-weight-asian="normal" style:font-size-complex="12pt" style:font-weight-complex="normal"/>
    </style:style>
    <style:style style:name="P44" style:family="paragraph" style:parent-style-name="NH1">
      <style:text-properties style:font-name="Arial" fo:font-size="12pt" fo:font-weight="normal" officeooo:rsid="005276c6" officeooo:paragraph-rsid="005276c6" style:font-size-asian="10.5pt" style:font-weight-asian="normal" style:font-size-complex="12pt" style:font-weight-complex="normal"/>
    </style:style>
    <style:style style:name="P45" style:family="paragraph" style:parent-style-name="NH1">
      <style:text-properties style:font-name="Arial" fo:font-size="12pt" fo:font-weight="normal" officeooo:rsid="006063e8" officeooo:paragraph-rsid="006063e8" style:font-size-asian="10.5pt" style:font-weight-asian="normal" style:font-size-complex="12pt" style:font-weight-complex="normal"/>
    </style:style>
    <style:style style:name="P46" style:family="paragraph" style:parent-style-name="NH1">
      <style:text-properties style:font-name="Arial" fo:font-size="12pt" fo:font-weight="normal" officeooo:rsid="00658b46" officeooo:paragraph-rsid="00658b46" style:font-size-asian="10.5pt" style:font-weight-asian="normal" style:font-size-complex="12pt" style:font-weight-complex="normal"/>
    </style:style>
    <style:style style:name="P47" style:family="paragraph" style:parent-style-name="NH1" style:list-style-name="Numbering_20_1">
      <style:text-properties style:font-name="Arial" fo:font-size="12pt" fo:font-weight="normal" officeooo:rsid="0065ea29" officeooo:paragraph-rsid="0065ea29" style:font-size-asian="10.5pt" style:font-weight-asian="normal" style:font-size-complex="12pt" style:font-weight-complex="normal"/>
    </style:style>
    <style:style style:name="P48" style:family="paragraph" style:parent-style-name="NH1">
      <style:text-properties officeooo:rsid="005276c6" officeooo:paragraph-rsid="005276c6"/>
    </style:style>
    <style:style style:name="P49" style:family="paragraph" style:parent-style-name="NH1">
      <style:text-properties fo:font-weight="normal" officeooo:rsid="00648d08" officeooo:paragraph-rsid="00648d08" style:font-weight-asian="normal" style:font-weight-complex="normal"/>
    </style:style>
    <style:style style:name="P50" style:family="paragraph" style:parent-style-name="NH1">
      <style:paragraph-properties fo:break-before="pag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54318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5b6fd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6063e8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648d08" style:font-size-asian="10.5pt" style:font-weight-asian="normal" style:font-size-complex="12pt" style:font-weight-complex="normal"/>
    </style:style>
    <style:style style:name="T6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7" style:family="text">
      <style:text-properties officeooo:rsid="0055a0ee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57879b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59321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5af816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5d6f39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5e3a8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eb29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063e8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658b46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5ea29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72d37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68f343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ae537" style:font-size-asian="10.5pt" style:font-weight-asian="normal" style:font-size-complex="12pt" style:font-weight-complex="normal"/>
    </style:style>
    <style:style style:name="T21" style:family="text">
      <style:text-properties officeooo:rsid="006063e8"/>
    </style:style>
    <style:style style:name="T22" style:family="text">
      <style:text-properties officeooo:rsid="00648d08"/>
    </style:style>
    <style:style style:name="T23" style:family="text">
      <style:text-properties officeooo:rsid="00672d37"/>
    </style:style>
    <style:style style:name="T24" style:family="text">
      <style:text-properties officeooo:rsid="006ae53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2">Stop Fiddling With It Audio</text:span> Requirements</text:p>
      <text:p text:style-name="P8">Automated Testing Framework Example</text:p>
      <text:p text:style-name="P1"/>
      <text:p text:style-name="P1"/>
      <text:p text:style-name="P1"/>
      <text:p text:style-name="P1"/>
      <text:p text:style-name="P3">Mark Broihier</text:p>
      <text:p text:style-name="P3"><text:span text:style-name="T24">November</text:span> <text:span text:style-name="T22">05</text:span>, 201<text:span text:style-name="T22">7</text:span></text:p>
      <text:p text:style-name="P4"/>
      <text:p text:style-name="P9"><text:span text:style-name="T6"><text:line-break/></text:span><text:span text:style-name="T1"><text:line-break/></text:span></text:p>
      <text:p text:style-name="P6"><text:lin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Table of Contents</text:p>
          </text:index-title>
          <text:p text:style-name="P52"><text:a xlink:type="simple" xlink:href="#__RefHeading__648_1210061290" text:style-name="Index_20_Link" text:visited-style-name="Index_20_Link"><text:s/>1 Introduction<text:tab/>3</text:a></text:p>
          <text:p text:style-name="P52"><text:a xlink:type="simple" xlink:href="#__RefHeading__650_1210061290" text:style-name="Index_20_Link" text:visited-style-name="Index_20_Link"><text:s/>1.1 Scope<text:tab/>3</text:a></text:p>
          <text:p text:style-name="P52"><text:a xlink:type="simple" xlink:href="#__RefHeading__652_1210061290" text:style-name="Index_20_Link" text:visited-style-name="Index_20_Link"><text:s/>1.2 Features<text:tab/>3</text:a></text:p>
          <text:p text:style-name="P52"><text:a xlink:type="simple" xlink:href="#__RefHeading__654_1210061290" text:style-name="Index_20_Link" text:visited-style-name="Index_20_Link"><text:s/>1.3 Acronyms<text:tab/>3</text:a></text:p>
          <text:p text:style-name="P52"><text:a xlink:type="simple" xlink:href="#__RefHeading__656_1210061290" text:style-name="Index_20_Link" text:visited-style-name="Index_20_Link"><text:s/>2 General Overview<text:tab/>3</text:a></text:p>
          <text:p text:style-name="P52"><text:a xlink:type="simple" xlink:href="#__RefHeading__1716_483904327" text:style-name="Index_20_Link" text:visited-style-name="Index_20_Link"><text:s/>3 sfwiAudio<text:tab/>3</text:a></text:p>
          <text:p text:style-name="P52"><text:a xlink:type="simple" xlink:href="#__RefHeading__658_1210061290" text:style-name="Index_20_Link" text:visited-style-name="Index_20_Link"><text:s/>3.1 Theory of Operation<text:tab/>3</text:a></text:p>
          <text:p text:style-name="P52"><text:a xlink:type="simple" xlink:href="#__RefHeading__660_1210061290" text:style-name="Index_20_Link" text:visited-style-name="Index_20_Link"><text:s/>3.2 External Interface Requirements<text:tab/>4</text:a></text:p>
          <text:p text:style-name="P52"><text:a xlink:type="simple" xlink:href="#__RefHeading__662_1210061290" text:style-name="Index_20_Link" text:visited-style-name="Index_20_Link"><text:s/>3.3 Processing Requirements<text:tab/>4</text:a></text:p>
          <text:p text:style-name="P52"><text:a xlink:type="simple" xlink:href="#__RefHeading__817_613997132" text:style-name="Index_20_Link" text:visited-style-name="Index_20_Link"><text:s/>3.3.1 Startup<text:tab/>4</text:a></text:p>
          <text:p text:style-name="P52"><text:a xlink:type="simple" xlink:href="#__RefHeading__664_1210061290" text:style-name="Index_20_Link" text:visited-style-name="Index_20_Link"><text:s/>3.3.2 Selecting a Podcast<text:tab/>4</text:a></text:p>
          <text:p text:style-name="P52"><text:a xlink:type="simple" xlink:href="#__RefHeading__666_1210061290" text:style-name="Index_20_Link" text:visited-style-name="Index_20_Link"><text:s/>3.3.3 Podcast Finishes<text:tab/>4</text:a></text:p>
          <text:p text:style-name="P52"><text:a xlink:type="simple" xlink:href="#__RefHeading__705_613997132" text:style-name="Index_20_Link" text:visited-style-name="Index_20_Link"><text:s/>3.3.4 Podcast Play Menu/Controls<text:tab/>5</text:a></text:p>
          <text:p text:style-name="P52"><text:a xlink:type="simple" xlink:href="#__RefHeading__686_1210061290" text:style-name="Index_20_Link" text:visited-style-name="Index_20_Link"><text:s/>3.4 Provisioning Requirements<text:tab/>5</text:a></text:p>
          <text:p text:style-name="P52"><text:a xlink:type="simple" xlink:href="#__RefHeading__688_1210061290" text:style-name="Index_20_Link" text:visited-style-name="Index_20_Link"><text:s/>3.5 Performance Requirements<text:tab/>5</text:a></text:p>
        </text:index-body>
      </text:table-of-content>
      <text:p text:style-name="P6"/>
      <text:list xml:id="list958506929359528691" text:style-name="Numbering_20_1">
        <text:list-item>
          <text:h text:style-name="P50" text:outline-level="1"><text:bookmark-start text:name="__RefHeading__648_1210061290"/>Introduction<text:bookmark-end text:name="__RefHeading__648_1210061290"/></text:h>
        </text:list-item>
      </text:list>
      <text:p text:style-name="P10"><text:span text:style-name="T3">T</text:span><text:span text:style-name="T1">he purpose of this document is to define the requirements for an Android </text:span><text:span text:style-name="T4">a</text:span><text:span text:style-name="T1">pp that will allow a user to </text:span><text:span text:style-name="T5">play back podcasts that the user has placed in the podcast directory of his or her phone.</text:span></text:p>
      <text:p text:style-name="P5"/>
      <text:list xml:id="list130542284030749" text:continue-numbering="true" text:style-name="Numbering_20_1">
        <text:list-item>
          <text:list>
            <text:list-item>
              <text:h text:style-name="P44" text:outline-level="1"><text:bookmark-start text:name="__RefHeading__650_1210061290"/>Scope<text:bookmark-end text:name="__RefHeading__650_1210061290"/></text:h>
            </text:list-item>
          </text:list>
        </text:list-item>
      </text:list>
      <text:p text:style-name="P16">This document defines the interface, processing, and displays for an Android <text:span text:style-name="T21">a</text:span>pp that is intended to work on Android versions greater than or equal to 4.<text:span text:style-name="T7">4.</text:span>2. <text:s/>The purpose of this app is mostly to <text:span text:style-name="T22">develop an application for my personal use. <text:s/>This application is intended to do one thing very well and use a minimum number of Android system features so that it is likely to require less updates as Android changes.</text:span></text:p>
      <text:p text:style-name="P15"/>
      <text:list xml:id="list130543447930555" text:continue-numbering="true" text:style-name="Numbering_20_1">
        <text:list-item>
          <text:list>
            <text:list-item>
              <text:h text:style-name="P48" text:outline-level="1"><text:bookmark-start text:name="__RefHeading__652_1210061290"/><text:span text:style-name="T2">F</text:span><text:span text:style-name="T1">eatures</text:span><text:bookmark-end text:name="__RefHeading__652_1210061290"/></text:h>
            </text:list-item>
          </text:list>
        </text:list-item>
      </text:list>
      <text:p text:style-name="P41"><text:span text:style-name="T5">The Stop Fiddling With It Audio</text:span><text:span text:style-name="T1"> (</text:span><text:span text:style-name="T5">sfwiAudio</text:span><text:span text:style-name="T1">) </text:span><text:span text:style-name="T5">application </text:span><text:span text:style-name="T1">will be a </text:span><text:span text:style-name="T5">dual</text:span><text:span text:style-name="T1"> menu Android app that has a user interface to </text:span><text:span text:style-name="T5">select a podcast to play and a second menu to pause, resume, and alter the “position” of the playback.</text:span><text:span text:style-name="T1"> <text:s/></text:span></text:p>
      <text:p text:style-name="P12"/>
      <text:list xml:id="list130543741622238" text:continue-numbering="true" text:style-name="Numbering_20_1">
        <text:list-item>
          <text:list>
            <text:list-item>
              <text:h text:style-name="P44" text:outline-level="1"><text:bookmark-start text:name="__RefHeading__654_1210061290"/>Acronyms<text:bookmark-end text:name="__RefHeading__654_1210061290"/></text:h>
            </text:list-item>
          </text:list>
        </text:list-item>
      </text:list>
      <text:p text:style-name="P11"/>
      <text:p text:style-name="P32"/>
      <text:list xml:id="list130542208756494" text:continue-numbering="true" text:style-name="Numbering_20_1">
        <text:list-item>
          <text:h text:style-name="P48" text:outline-level="1"><text:bookmark-start text:name="__RefHeading__656_1210061290"/><text:span text:style-name="T2">G</text:span><text:span text:style-name="T1">eneral Overview</text:span><text:bookmark-end text:name="__RefHeading__656_1210061290"/></text:h>
        </text:list-item>
      </text:list>
      <text:p text:style-name="P42">The “Stop Fiddling With It (SFWI/sfwi)” series of apps that I'm creating are intended to simplify my personal world by handcrafting my own simple apps. <text:s/>The major reason this particular app is being written is because most podcast players available do way too much. <text:s/>I don't care about play lists, integrated access to a “store”, or display of art available for the piece being played. <text:s/>These features fail too often and the user interface is frequently changing. <text:s/>With automatic updating of apps now very common, there is no way to avoid the user interface changes. <text:s/>Once I finish with this app, I'm not intending to update it unless OS changes affect operation. <text:s/></text:p>
      <text:list xml:id="list130541720911968" text:continue-numbering="true" text:style-name="Numbering_20_1">
        <text:list-item>
          <text:h text:style-name="P49" text:outline-level="1"><text:bookmark-start text:name="__RefHeading__1716_483904327"/>sfwiAudio<text:bookmark-end text:name="__RefHeading__1716_483904327"/></text:h>
        </text:list-item>
      </text:list>
      <text:p text:style-name="P7">The following paragraphs outline the operation of <text:span text:style-name="T22">sfwiAudio</text:span> and the detailed requirements that define the expected behavior of the app.</text:p>
      <text:list xml:id="list130543580913908" text:continue-numbering="true" text:style-name="Numbering_20_1">
        <text:list-item>
          <text:list>
            <text:list-item>
              <text:h text:style-name="P44" text:outline-level="1"><text:bookmark-start text:name="__RefHeading__658_1210061290"/>Theory of Operation<text:bookmark-end text:name="__RefHeading__658_1210061290"/></text:h>
            </text:list-item>
          </text:list>
        </text:list-item>
      </text:list>
      <text:p text:style-name="P26">When <text:span text:style-name="T22">sfwiAudio</text:span> is selected to run from an Android main menu, it will read <text:span text:style-name="T22">the device's podcast directory and list the podcasts available for play. <text:s/>When a podcast is selected, a second menu will be presented that allows the user to pause and resume playing of the podcast and a slider will be provided to adjust the position of the playback.</text:span></text:p>
      <text:p text:style-name="P26"/>
      <text:p text:style-name="P27">The audio will be allowed to be played in background and with the display off lowering the power requirements on the device.</text:p>
      <text:p text:style-name="P27"><text:soft-page-break/></text:p>
      <text:p text:style-name="P27">If the user presses the back key, however, the podcast replay will be terminated and the list of podcasts in the director<text:span text:style-name="T23">y</text:span> will <text:span text:style-name="T23">again </text:span>be presented.</text:p>
      <text:p text:style-name="P27"/>
      <text:p text:style-name="P27"/>
      <text:list xml:id="list130542283004991" text:continue-numbering="true" text:style-name="Numbering_20_1">
        <text:list-item>
          <text:list>
            <text:list-item>
              <text:h text:style-name="P44" text:outline-level="1"><text:bookmark-start text:name="__RefHeading__660_1210061290"/>External Interface Requirements<text:bookmark-end text:name="__RefHeading__660_1210061290"/></text:h>
            </text:list-item>
          </text:list>
        </text:list-item>
      </text:list>
      <text:p text:style-name="P22">ID::SFWIAUDIO-EXT-IF-010 sfwiAudio shall display and play only podcasts that are in the podcast directory.</text:p>
      <text:p text:style-name="P13"/>
      <text:p text:style-name="P20">ID::SFWIAUDIO-EXT-IF-020 sfwiAudio shall have a main menu that displays a list of podcasts available for play.</text:p>
      <text:p text:style-name="P14"/>
      <text:p text:style-name="P20">ID::SFWIAUDIO-EXT-IF-030 sfwiAudio shall have a sub menu that has a pause button and a slider bar that allows for the pausing and resumption of the podcast and adjustment of the playback position.</text:p>
      <text:p text:style-name="P20"/>
      <text:list xml:id="list130542144257314" text:continue-numbering="true" text:style-name="Numbering_20_1">
        <text:list-item>
          <text:list>
            <text:list-item>
              <text:h text:style-name="P44" text:outline-level="1"><text:bookmark-start text:name="__RefHeading__662_1210061290"/>Processing Requirements<text:bookmark-end text:name="__RefHeading__662_1210061290"/></text:h>
            </text:list-item>
          </text:list>
        </text:list-item>
      </text:list>
      <text:p text:style-name="P23">The following paragraphs identify the processing to be performed at initiation of the app and with each button press or screen touch.</text:p>
      <text:p text:style-name="P23"/>
      <text:list xml:id="list130543052925851" text:continue-numbering="true" text:style-name="Numbering_20_1">
        <text:list-item>
          <text:list>
            <text:list-item>
              <text:list>
                <text:list-item>
                  <text:h text:style-name="P45" text:outline-level="1"><text:bookmark-start text:name="__RefHeading__817_613997132"/>Startup<text:bookmark-end text:name="__RefHeading__817_613997132"/></text:h>
                </text:list-item>
              </text:list>
            </text:list-item>
          </text:list>
        </text:list-item>
      </text:list>
      <text:p text:style-name="P35"><text:span text:style-name="T9">ID::</text:span><text:span text:style-name="T16">SFWIAUDIO</text:span><text:span text:style-name="T9">-</text:span><text:span text:style-name="T10">PR</text:span><text:span text:style-name="T9">-</text:span><text:span text:style-name="T15">INIT</text:span><text:span text:style-name="T9">-0</text:span><text:span text:style-name="T10">10 When the </text:span><text:span text:style-name="T15">app is started by selecting from the Android app selection menu, the app shall do the following:</text:span></text:p>
      <text:p text:style-name="P24"/>
      <text:p text:style-name="P35"><text:span text:style-name="T9">ID::</text:span><text:span text:style-name="T16">SFWIAUDIO</text:span><text:span text:style-name="T9">-</text:span><text:span text:style-name="T10">PR</text:span><text:span text:style-name="T9">-</text:span><text:span text:style-name="T15">INIT</text:span><text:span text:style-name="T9">-0</text:span><text:span text:style-name="T10">10.</text:span><text:span text:style-name="T15">001</text:span><text:span text:style-name="T10"> </text:span><text:span text:style-name="T15">If the</text:span><text:span text:style-name="T16">re are no podcasts in the directory, the app shall display a message stating that the device is empty.</text:span><text:span text:style-name="T15"> </text:span></text:p>
      <text:p text:style-name="P28"/>
      <text:p text:style-name="P35"><text:span text:style-name="T9">ID::</text:span><text:span text:style-name="T16">SFWIAUDIO</text:span><text:span text:style-name="T9">-</text:span><text:span text:style-name="T10">PR</text:span><text:span text:style-name="T9">-</text:span><text:span text:style-name="T15">INIT</text:span><text:span text:style-name="T9">-0</text:span><text:span text:style-name="T10">10.</text:span><text:span text:style-name="T15">002</text:span><text:span text:style-name="T10"> </text:span><text:span text:style-name="T15">If </text:span><text:span text:style-name="T16">podcasts do exist in the directory, the app shall display a list of the podcasts that can be played.</text:span></text:p>
      <text:p text:style-name="P17"/>
      <text:list xml:id="list130543587581216" text:continue-numbering="true" text:style-name="Numbering_20_1">
        <text:list-item>
          <text:list>
            <text:list-item>
              <text:list>
                <text:list-item>
                  <text:h text:style-name="P46" text:outline-level="1"><text:bookmark-start text:name="__RefHeading__664_1210061290"/>Selecting a Podcast<text:bookmark-end text:name="__RefHeading__664_1210061290"/></text:h>
                </text:list-item>
              </text:list>
            </text:list-item>
          </text:list>
        </text:list-item>
      </text:list>
      <text:p text:style-name="P33"><text:span text:style-name="T9">ID::</text:span><text:span text:style-name="T16">SFWIAUDIO</text:span><text:span text:style-name="T9">-</text:span><text:span text:style-name="T10">PR</text:span><text:span text:style-name="T9">-</text:span><text:span text:style-name="T16">SELECT</text:span><text:span text:style-name="T9">-0</text:span><text:span text:style-name="T10">10 When </text:span><text:span text:style-name="T16">a podcast is selected by pressing a list entry, a new menu will be displayed presenting a pause button and slider, and the podcast will begin playing.</text:span></text:p>
      <text:p text:style-name="P25"/>
      <text:list xml:id="list130542448758250" text:continue-numbering="true" text:style-name="Numbering_20_1">
        <text:list-item>
          <text:list>
            <text:list-item>
              <text:list>
                <text:list-item>
                  <text:h text:style-name="P46" text:outline-level="1"><text:bookmark-start text:name="__RefHeading__666_1210061290"/>Podcast Finishes<text:bookmark-end text:name="__RefHeading__666_1210061290"/></text:h>
                </text:list-item>
              </text:list>
            </text:list-item>
          </text:list>
        </text:list-item>
      </text:list>
      <text:p text:style-name="P34"><text:span text:style-name="T9">ID::</text:span><text:span text:style-name="T16">SFWIAUDIO</text:span><text:span text:style-name="T9">-</text:span><text:span text:style-name="T10">PR</text:span><text:span text:style-name="T9">-</text:span><text:span text:style-name="T16">FINISHED</text:span><text:span text:style-name="T9">-0</text:span><text:span text:style-name="T10">1</text:span><text:span text:style-name="T20">5</text:span><text:span text:style-name="T10"> </text:span><text:span text:style-name="T12">When the </text:span><text:span text:style-name="T16">podcast completes, the menu </text:span><text:span text:style-name="T20">button and slider will no longer affect podcast play.</text:span><text:span text:style-name="T16"> </text:span></text:p>
      <text:p text:style-name="P18"/>
      <text:p text:style-name="P34"><text:span text:style-name="T9">ID::</text:span><text:span text:style-name="T16">SFWIAUDIO</text:span><text:span text:style-name="T9">-</text:span><text:span text:style-name="T10">PR</text:span><text:span text:style-name="T9">-</text:span><text:span text:style-name="T17">FINISHED</text:span><text:span text:style-name="T9">-0</text:span><text:span text:style-name="T10">20 </text:span><text:span text:style-name="T16">A podcast shall be “completed” if the user presses the “back” navigation control returning to the main menu</text:span><text:span text:style-name="T13">.</text:span></text:p>
      <text:list xml:id="list130542719014104" text:continue-numbering="true" text:style-name="Numbering_20_1">
        <text:list-item>
          <text:list>
            <text:list-item>
              <text:list>
                <text:list-item>
                  <text:h text:style-name="P47" text:outline-level="1"><text:bookmark-start text:name="__RefHeading__705_613997132"/><text:soft-page-break/>Podcast Play Menu/Controls<text:bookmark-end text:name="__RefHeading__705_613997132"/></text:h>
                </text:list-item>
              </text:list>
            </text:list-item>
          </text:list>
        </text:list-item>
      </text:list>
      <text:p text:style-name="P36"><text:span text:style-name="T9">ID::</text:span><text:span text:style-name="T17">SFWIAUDIO</text:span><text:span text:style-name="T9">-</text:span><text:span text:style-name="T10">PR</text:span><text:span text:style-name="T9">-</text:span><text:span text:style-name="T17">PAUSE</text:span><text:span text:style-name="T9">-0</text:span><text:span text:style-name="T10">10 <text:s/></text:span><text:span text:style-name="T17">When the user presses the pause button, the audio shall be paused and the button label </text:span><text:span text:style-name="T18">shall be modified to</text:span><text:span text:style-name="T17"> resume</text:span><text:span text:style-name="T11">.</text:span></text:p>
      <text:p text:style-name="P19"/>
      <text:p text:style-name="P37"><text:span text:style-name="T9">ID::</text:span><text:span text:style-name="T17">SFWIAUDIO</text:span><text:span text:style-name="T9">-</text:span><text:span text:style-name="T10">PR</text:span><text:span text:style-name="T9">-</text:span><text:span text:style-name="T17">RESUME</text:span><text:span text:style-name="T9">-0</text:span><text:span text:style-name="T10">10 <text:s/></text:span><text:span text:style-name="T17">When the user presses the resume button, the audio shall be resumed from the paused location and the button label </text:span><text:span text:style-name="T19">shall be changed to</text:span><text:span text:style-name="T17"> pause</text:span><text:span text:style-name="T11">.</text:span></text:p>
      <text:p text:style-name="P21"/>
      <text:p text:style-name="P37"><text:span text:style-name="T9">ID::</text:span><text:span text:style-name="T17">SFWIAUDIO</text:span><text:span text:style-name="T9">-</text:span><text:span text:style-name="T10">PR</text:span><text:span text:style-name="T9">-</text:span><text:span text:style-name="T17">SLIDER</text:span><text:span text:style-name="T9">-0</text:span><text:span text:style-name="T18">1</text:span><text:span text:style-name="T10">0 <text:s/></text:span><text:span text:style-name="T12">When the </text:span><text:span text:style-name="T17">user slides the slider, the audio playback position shall be adjusted accordingly and audio shall play from that adjusted position.</text:span></text:p>
      <text:p text:style-name="P29"/>
      <text:p text:style-name="P19"/>
      <text:list xml:id="list130543611384699" text:continue-numbering="true" text:style-name="Numbering_20_1">
        <text:list-item>
          <text:list>
            <text:list-item>
              <text:h text:style-name="P44" text:outline-level="1"><text:bookmark-start text:name="__RefHeading__686_1210061290"/>Provisioning Requirements<text:bookmark-end text:name="__RefHeading__686_1210061290"/></text:h>
            </text:list-item>
          </text:list>
        </text:list-item>
      </text:list>
      <text:p text:style-name="P38"><text:span text:style-name="T9">ID::</text:span><text:span text:style-name="T17">SFWIAUDIO</text:span><text:span text:style-name="T9">-</text:span><text:span text:style-name="T8">PROV</text:span><text:span text:style-name="T9">-0</text:span><text:span text:style-name="T8">1</text:span><text:span text:style-name="T10">0 <text:s text:c="2"/></text:span><text:span text:style-name="T17">The app </text:span><text:span text:style-name="T8">shall </text:span><text:span text:style-name="T17">require no special provisioning however the podcast settings may be required to be adjusted by the Android OS.</text:span></text:p>
      <text:p text:style-name="P30"/>
      <text:list xml:id="list130542827064213" text:continue-numbering="true" text:style-name="Numbering_20_1">
        <text:list-item>
          <text:list>
            <text:list-item>
              <text:h text:style-name="P44" text:outline-level="1"><text:bookmark-start text:name="__RefHeading__688_1210061290"/>Performance Requirements<text:bookmark-end text:name="__RefHeading__688_1210061290"/></text:h>
            </text:list-item>
          </text:list>
        </text:list-item>
      </text:list>
      <text:p text:style-name="P39"><text:span text:style-name="T9">ID::</text:span><text:span text:style-name="T17">SFWIAUDIO</text:span><text:span text:style-name="T9">-</text:span><text:span text:style-name="T14">PERF</text:span><text:span text:style-name="T9">-0</text:span><text:span text:style-name="T14">1</text:span><text:span text:style-name="T10">0 <text:s text:c="2"/></text:span><text:span text:style-name="T17">The app </text:span><text:span text:style-name="T14">shall be able to display </text:span><text:span text:style-name="T17">as many podcasts as there are in the directory.</text:span></text:p>
      <text:p text:style-name="P21"/>
      <text:p text:style-name="P40"><text:span text:style-name="T9">ID::</text:span><text:span text:style-name="T17">SFWIAUDIO</text:span><text:span text:style-name="T9">-</text:span><text:span text:style-name="T14">PERF</text:span><text:span text:style-name="T9">-0</text:span><text:span text:style-name="T17">2</text:span><text:span text:style-name="T10">0 <text:s text:c="2"/></text:span><text:span text:style-name="T17">The app </text:span><text:span text:style-name="T14">shall </text:span><text:span text:style-name="T17">play the podcast a normal speed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NH1" style:family="paragraph" style:parent-style-name="Heading_20_1" style:default-outline-level="1" style:list-style-name="Numbering_20_1">
      <style:paragraph-properties fo:background-color="transparent" style:shadow="none">
        <style:tab-stops/>
        <style:background-image/>
      </style:paragraph-properties>
      <style:text-properties style:font-name="Arial1" fo:font-family="Arial" style:font-style-name="Bold" style:font-family-generic="swiss" style:font-pitch="variable" fo:font-size="12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roihier</meta:initial-creator>
    <meta:creation-date>2016-10-07T10:58:18.729601000</meta:creation-date>
    <dc:date>2017-11-05T13:05:41.467514000</dc:date>
    <dc:creator>Mark Broihier</dc:creator>
    <meta:editing-duration>PT2H59M44S</meta:editing-duration>
    <meta:editing-cycles>22</meta:editing-cycles>
    <meta:generator>LibreOffice/4.3.7.2$MacOSX_x86 LibreOffice_project/8a35821d8636a03b8bf4e15b48f59794652c68ba</meta:generator>
    <meta:document-statistic meta:table-count="0" meta:image-count="0" meta:object-count="0" meta:page-count="5" meta:paragraph-count="61" meta:word-count="839" meta:character-count="5239" meta:non-whitespace-character-count="4403"/>
  </office:meta>
</office:document-meta>
</file>